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padding="0.049cm" fo:border="0.06pt solid #e5e7eb"/>
      <style:text-properties loext:padding="0.049cm" loext:border="0.06pt solid #e5e7eb"/>
    </style:style>
    <style:style style:name="P2" style:family="paragraph" style:parent-style-name="Heading_20_2">
      <style:paragraph-properties fo:padding="0.049cm" fo:border="0.06pt solid #e5e7eb"/>
    </style:style>
    <style:style style:name="P3" style:family="paragraph" style:parent-style-name="Heading_20_2">
      <style:paragraph-properties fo:padding="0.049cm" fo:border="0.06pt solid #e5e7eb"/>
      <style:text-properties loext:padding="0.049cm" loext:border="0.06pt solid #e5e7eb"/>
    </style:style>
    <style:style style:name="P4" style:family="paragraph" style:parent-style-name="Heading_20_3">
      <style:paragraph-properties fo:padding="0.049cm" fo:border="0.06pt solid #e5e7eb"/>
    </style:style>
    <style:style style:name="P5" style:family="paragraph" style:parent-style-name="Heading_20_3">
      <style:paragraph-properties fo:padding="0.049cm" fo:border="0.06pt solid #e5e7eb"/>
      <style:text-properties loext:padding="0.049cm" loext:border="0.06pt solid #e5e7eb"/>
    </style:style>
    <style:style style:name="P6" style:family="paragraph" style:parent-style-name="Heading_20_4">
      <style:paragraph-properties fo:padding="0.049cm" fo:border="0.06pt solid #e5e7eb"/>
      <style:text-properties loext:padding="0.049cm" loext:border="0.06pt solid #e5e7eb"/>
    </style:style>
    <style:style style:name="P7" style:family="paragraph" style:parent-style-name="Standard">
      <style:paragraph-properties fo:margin-left="0cm" fo:margin-right="0cm" fo:margin-top="0cm" fo:margin-bottom="0.499cm" style:contextual-spacing="false" fo:text-indent="0cm" style:auto-text-indent="false"/>
      <style:text-properties loext:padding="0.049cm" loext:border="0.06pt solid #e5e7eb"/>
    </style:style>
    <style:style style:name="P8" style:family="paragraph" style:parent-style-name="Text_20_body">
      <style:paragraph-properties fo:padding="0.049cm" fo:border="0.06pt solid #e5e7eb"/>
    </style:style>
    <style:style style:name="P9" style:family="paragraph" style:parent-style-name="Text_20_body">
      <style:paragraph-properties fo:padding="0.049cm" fo:border="0.06pt solid #e5e7eb"/>
      <style:text-properties loext:padding="0.049cm" loext:border="0.06pt solid #e5e7eb"/>
    </style:style>
    <style:style style:name="P10" style:family="paragraph" style:parent-style-name="Text_20_body" style:list-style-name="L1">
      <style:paragraph-properties fo:padding="0.049cm" fo:border="0.06pt solid #e5e7eb"/>
      <style:text-properties loext:padding="0.049cm" loext:border="0.06pt solid #e5e7eb"/>
    </style:style>
    <style:style style:name="P11" style:family="paragraph" style:parent-style-name="Text_20_body" style:list-style-name="L2">
      <style:paragraph-properties fo:padding="0.049cm" fo:border="0.06pt solid #e5e7eb"/>
      <style:text-properties loext:padding="0.049cm" loext:border="0.06pt solid #e5e7eb"/>
    </style:style>
    <style:style style:name="P12" style:family="paragraph" style:parent-style-name="Text_20_body" style:list-style-name="L4">
      <style:paragraph-properties fo:padding="0.049cm" fo:border="0.06pt solid #e5e7eb"/>
    </style:style>
    <style:style style:name="P13" style:family="paragraph" style:parent-style-name="Text_20_body" style:list-style-name="L5">
      <style:paragraph-properties fo:padding="0.049cm" fo:border="0.06pt solid #e5e7eb"/>
    </style:style>
    <style:style style:name="P14" style:family="paragraph" style:parent-style-name="Text_20_body" style:list-style-name="L7">
      <style:paragraph-properties fo:padding="0.049cm" fo:border="0.06pt solid #e5e7eb"/>
    </style:style>
    <style:style style:name="P15" style:family="paragraph" style:parent-style-name="Text_20_body">
      <style:paragraph-properties fo:padding="0.049cm" fo:border="0.06pt solid #e5e7eb"/>
      <style:text-properties loext:padding-left="0cm" loext:padding-right="0cm" loext:padding-top="0.049cm" loext:padding-bottom="0cm" loext:border-left="none" loext:border-right="none" loext:border-top="0.74pt solid #000000" loext:border-bottom="none"/>
    </style:style>
    <style:style style:name="P16" style:family="paragraph" style:parent-style-name="Text_20_body" style:list-style-name="L1">
      <style:paragraph-properties fo:margin-top="0cm" fo:margin-bottom="0cm" style:contextual-spacing="false" fo:padding="0.049cm" fo:border="0.06pt solid #e5e7eb"/>
    </style:style>
    <style:style style:name="P17" style:family="paragraph" style:parent-style-name="Text_20_body" style:list-style-name="L1">
      <style:paragraph-properties fo:margin-top="0cm" fo:margin-bottom="0cm" style:contextual-spacing="false" fo:padding="0.049cm" fo:border="0.06pt solid #e5e7eb"/>
      <style:text-properties loext:padding="0.049cm" loext:border="0.06pt solid #e5e7eb"/>
    </style:style>
    <style:style style:name="P18" style:family="paragraph" style:parent-style-name="Text_20_body" style:list-style-name="L2">
      <style:paragraph-properties fo:margin-top="0cm" fo:margin-bottom="0cm" style:contextual-spacing="false" fo:padding="0.049cm" fo:border="0.06pt solid #e5e7eb"/>
      <style:text-properties loext:padding="0.049cm" loext:border="0.06pt solid #e5e7eb"/>
    </style:style>
    <style:style style:name="P19" style:family="paragraph" style:parent-style-name="Text_20_body" style:list-style-name="L4">
      <style:paragraph-properties fo:margin-top="0cm" fo:margin-bottom="0cm" style:contextual-spacing="false" fo:padding="0.049cm" fo:border="0.06pt solid #e5e7eb"/>
    </style:style>
    <style:style style:name="P20" style:family="paragraph" style:parent-style-name="Text_20_body" style:list-style-name="L5">
      <style:paragraph-properties fo:margin-top="0cm" fo:margin-bottom="0cm" style:contextual-spacing="false" fo:padding="0.049cm" fo:border="0.06pt solid #e5e7eb"/>
    </style:style>
    <style:style style:name="P21" style:family="paragraph" style:parent-style-name="Text_20_body" style:list-style-name="L6">
      <style:paragraph-properties fo:margin-top="0cm" fo:margin-bottom="0cm" style:contextual-spacing="false" fo:padding="0.049cm" fo:border="0.06pt solid #e5e7eb"/>
    </style:style>
    <style:style style:name="P22" style:family="paragraph" style:parent-style-name="Text_20_body" style:list-style-name="L7">
      <style:paragraph-properties fo:margin-top="0cm" fo:margin-bottom="0cm" style:contextual-spacing="false" fo:padding="0.049cm" fo:border="0.06pt solid #e5e7eb"/>
    </style:style>
    <style:style style:name="P23" style:family="paragraph" style:parent-style-name="Text_20_body" style:list-style-name="L3">
      <style:paragraph-properties fo:margin-top="0cm" fo:margin-bottom="0cm" style:contextual-spacing="false" fo:padding="0cm" fo:border="none"/>
    </style:style>
    <style:style style:name="P24" style:family="paragraph" style:parent-style-name="Text_20_body" style:list-style-name="L3">
      <style:paragraph-properties fo:padding="0cm" fo:border="none"/>
    </style:style>
    <style:style style:name="T1" style:family="text">
      <style:text-properties loext:padding="0.049cm" loext:border="0.06pt solid #e5e7eb"/>
    </style:style>
    <style:style style:name="T2" style:family="text">
      <style:text-properties loext:padding-left="0cm" loext:padding-right="0cm" loext:padding-top="0cm" loext:padding-bottom="0.049cm" loext:border-left="none" loext:border-right="none" loext:border-top="none" loext:border-bottom="1.5pt solid #000000"/>
    </style:style>
    <style:style style:name="T3" style:family="text">
      <style:text-properties loext:padding="0.049cm" loext:border="0.06pt solid #000000"/>
    </style:style>
    <style:style style:name="T4" style:family="text">
      <style:text-properties loext:padding-left="0cm" loext:padding-right="0.049cm" loext:padding-top="0.049cm" loext:padding-bottom="0.049cm" loext:border-left="none" loext:border-right="0.74pt solid #d10000" loext:border-top="0.74pt solid #d10000" loext:border-bottom="0.74pt solid #d10000"/>
    </style:style>
    <style:style style:name="fr1" style:family="graphic" style:parent-style-name="Graphics">
      <style:graphic-properties fo:margin-left="0cm" fo:margin-right="0cm" fo:margin-top="0cm" fo:margin-bottom="0cm" style:vertical-pos="top" style:vertical-rel="baseline" fo:padding="0.049cm" fo:border="0.06pt solid #e5e7eb"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www.theodinproject.com/paths" text:style-name="Internet_20_link" text:visited-style-name="Visited_20_Internet_20_Link"><text:span text:style-name="T2">All Paths</text:span></text:a><text:a xlink:type="simple" xlink:href="https://www.theodinproject.com/about" text:style-name="Internet_20_link" text:visited-style-name="Visited_20_Internet_20_Link"><text:span text:style-name="T2">About</text:span></text:a><text:a xlink:type="simple" xlink:href="https://discord.gg/fbFCkYabZB" text:style-name="Internet_20_link" text:visited-style-name="Visited_20_Internet_20_Link"><text:span text:style-name="T2">Community</text:span></text:a><text:a xlink:type="simple" xlink:href="https://www.theodinproject.com/support_us" text:style-name="Internet_20_link" text:visited-style-name="Visited_20_Internet_20_Link"><text:span text:style-name="T2">Support us</text:span></text:a><text:a xlink:type="simple" xlink:href="https://www.theodinproject.com/sign_in" text:style-name="Internet_20_link" text:visited-style-name="Visited_20_Internet_20_Link"><text:span text:style-name="T2">Sign in</text:span></text:a><text:a xlink:type="simple" xlink:href="https://www.theodinproject.com/sign_up" text:style-name="Internet_20_link" text:visited-style-name="Visited_20_Internet_20_Link"><text:span text:style-name="T3">Get Started</text:span></text:a></text:p>
      <text:section text:style-name="Sect1" text:name="flash-messages">
        <text:p text:style-name="Standard"/>
      </text:section>
      <text:p text:style-name="P7"><draw:a xlink:type="simple" xlink:href="https://www.theodinproject.com/paths/foundations/courses/foundations"><draw:frame draw:style-name="fr1" draw:name="Bild1" text:anchor-type="as-char" svg:width="2.05cm" svg:height="1.051cm" draw:z-index="0"><draw:image xlink:href="https://www.theodinproject.com/assets/badge-foundations-4a1f6ae4009e6156a289aef0a3897283ff0e3fe1af6b5795aaf7260619dc11f4.svg" xlink:type="simple" xlink:show="embed" xlink:actuate="onLoad"/><svg:title>Foundations</svg:title></draw:frame></draw:a></text:p>
      <text:h text:style-name="P1" text:outline-level="1">Project: Etch-a-Sketch</text:h>
      <text:h text:style-name="P2" text:outline-level="2"><text:a xlink:type="simple" xlink:href="https://www.theodinproject.com/paths/foundations/courses/foundations" text:style-name="Internet_20_link" text:visited-style-name="Visited_20_Internet_20_Link"><text:span text:style-name="T1">Foundations Course</text:span></text:a></text:h>
      <text:h text:style-name="P4" text:outline-level="3"><text:a xlink:type="simple" xlink:href="https://www.theodinproject.com/lessons/foundations-etch-a-sketch#introduction" text:style-name="Internet_20_link" text:visited-style-name="Visited_20_Internet_20_Link"><text:span text:style-name="T1">Introduction</text:span></text:a></text:h>
      <text:p text:style-name="P9">In this project, you’ll be creating a pretty neat toy to flex your DOM manipulation skills. You’re going to build a browser version of something between a sketchpad and an Etch-A-Sketch.</text:p>
      <text:p text:style-name="P8"><text:span text:style-name="T1">This project should </text:span><text:span text:style-name="Emphasis"><text:span text:style-name="T1">not</text:span></text:span><text:span text:style-name="T1"> be easy for you. You’ll probably have to Google frequently to get the right JavaScript methods and CSS to use – in fact, that’s the point! You </text:span><text:span text:style-name="Emphasis"><text:span text:style-name="T1">can</text:span></text:span><text:span text:style-name="T1"> build this using the tools that you have already learned, and there are plenty of resources on the net for learning stuff that we haven’t covered yet if you decide you need it. We’ll walk you through the basic steps, but it will be up to you to actually implement them.</text:span></text:p>
      <text:p text:style-name="P8"><text:span text:style-name="T1">If you get totally stuck, drop by the </text:span><text:a xlink:type="simple" xlink:href="https://discord.com/channels/505093832157691914" office:target-frame-name="_blank" xlink:show="new" text:style-name="Internet_20_link" text:visited-style-name="Visited_20_Internet_20_Link"><text:span text:style-name="T1">chatroom</text:span></text:a><text:span text:style-name="T1">. Someone will be there to point you in the right direction.</text:span></text:p>
      <text:h text:style-name="P4" text:outline-level="3"><text:a xlink:type="simple" xlink:href="https://www.theodinproject.com/lessons/foundations-etch-a-sketch#assignment" text:style-name="Internet_20_link" text:visited-style-name="Visited_20_Internet_20_Link"><text:span text:style-name="T1">Assignment</text:span></text:a></text:h>
      <text:p text:style-name="P8"><text:span text:style-name="T1">Don’t forget to commit early &amp; often! You can </text:span><text:a xlink:type="simple" xlink:href="https://www.theodinproject.com/paths/foundations/courses/foundations/lessons/commit-messages" office:target-frame-name="_blank" xlink:show="new" text:style-name="Internet_20_link" text:visited-style-name="Visited_20_Internet_20_Link"><text:span text:style-name="T1">reference the Commit Message lesson here</text:span></text:a><text:span text:style-name="T1">!</text:span></text:p>
      <text:list xml:id="list2827393152" text:style-name="L1">
        <text:list-item>
          <text:p text:style-name="P16"><text:a xlink:type="simple" xlink:href="https://www.theodinproject.com/paths/foundations/courses/foundations/lessons/recipes#setting-up-your-projects-github-repository" office:target-frame-name="_blank" xlink:show="new" text:style-name="Internet_20_link" text:visited-style-name="Visited_20_Internet_20_Link"><text:span text:style-name="T1">Follow the instructions atop Odin’s Recipes project</text:span></text:a><text:span text:style-name="T1"> to set up a Git repository for this project.</text:span></text:p>
        </text:list-item>
        <text:list-item>
          <text:p text:style-name="P17">Create a webpage with a 16x16 grid of square divs.</text:p>
          <text:list>
            <text:list-item>
              <text:p text:style-name="P17">Create the divs using JavaScript. Don’t try making them by hand with copy and pasting in your HTML file!</text:p>
            </text:list-item>
            <text:list-item>
              <text:p text:style-name="P17">It’s best to put your grid squares inside another “container” div (which can go directly in your HTML).</text:p>
            </text:list-item>
            <text:list-item>
              <text:p text:style-name="P17">You need to make the divs appear as a grid (versus just one on each line). This is a perfect opportunity to apply what you have learned about flexbox.</text:p>
            </text:list-item>
            <text:list-item>
              <text:p text:style-name="P17">Be careful with borders and margins, as they can adjust the size of the squares!</text:p>
            </text:list-item>
            <text:list-item>
              <text:p text:style-name="P17">“OMG, why isn’t my grid being created???”</text:p>
              <text:list>
                <text:list-item>
                  <text:p text:style-name="P17">Did you link your CSS stylesheet?</text:p>
                </text:list-item>
                <text:list-item>
                  <text:p text:style-name="P17">Open your browser’s developer tools.</text:p>
                </text:list-item>
                <text:list-item>
                  <text:p text:style-name="P17">Check if there are any errors in the JavaScript console.</text:p>
                </text:list-item>
                <text:list-item>
                  <text:p text:style-name="P17"><text:soft-page-break/>Check your “elements” pane to see if the elements have actually shown up but are somehow hidden.</text:p>
                </text:list-item>
                <text:list-item>
                  <text:p text:style-name="P16"><text:span text:style-name="T1">Go willy-nilly and add </text:span><text:span text:style-name="Source_20_Text"><text:span text:style-name="T1">console.log</text:span></text:span><text:span text:style-name="T1"> statements in your JavaScript to see if it’s actually being loaded.</text:span></text:p>
                </text:list-item>
              </text:list>
            </text:list-item>
          </text:list>
        </text:list-item>
        <text:list-item>
          <text:p text:style-name="P17">Set up a “hover” effect so that the grid divs change color when your mouse passes over them, leaving a (pixelated) trail through your grid like a pen would.</text:p>
          <text:list>
            <text:list-item>
              <text:p text:style-name="P17">Hint: “Hovering” is what happens when your mouse enters a div and ends when your mouse leaves it. You can set up event listeners for either of those events as a starting point.</text:p>
            </text:list-item>
            <text:list-item>
              <text:p text:style-name="P17">There are multiple ways to change the color of the divs, including:</text:p>
              <text:list>
                <text:list-item>
                  <text:p text:style-name="P17">adding a new class to the div.</text:p>
                </text:list-item>
                <text:list-item>
                  <text:p text:style-name="P17">changing the div’s background color using JavaScript.</text:p>
                </text:list-item>
              </text:list>
            </text:list-item>
          </text:list>
        </text:list-item>
        <text:list-item>
          <text:p text:style-name="P16"><text:span text:style-name="T1">Add a button to the top of the screen that will send the user a popup asking for the number of squares per side for the new grid. Once entered, the existing grid should be removed and a new grid should be generated </text:span><text:span text:style-name="Emphasis"><text:span text:style-name="T1">in the same total space as before</text:span></text:span><text:span text:style-name="T1"> (e.g. 960px wide) so that you’ve got a new sketch pad. </text:span><text:span text:style-name="Strong_20_Emphasis"><text:span text:style-name="T1">Tip</text:span></text:span><text:span text:style-name="T1">: Set the limit for the user input to a maximum of 100. A larger number of squares results in more computer resources being used, potentially causing delays, freezing, or crashing that we want to prevent.</text:span></text:p>
          <text:list>
            <text:list-item>
              <text:p text:style-name="P16"><text:span text:style-name="T1">Research </text:span><text:span text:style-name="Source_20_Text"><text:span text:style-name="T1">button</text:span></text:span><text:span text:style-name="T1"> tags in HTML and how you can make a JavaScript function run when one is clicked.</text:span></text:p>
            </text:list-item>
            <text:list-item>
              <text:p text:style-name="P16"><text:span text:style-name="T1">Also check out </text:span><text:span text:style-name="Source_20_Text"><text:span text:style-name="T1">prompt</text:span></text:span><text:span text:style-name="T1">s.</text:span></text:p>
            </text:list-item>
            <text:list-item>
              <text:p text:style-name="P16"><text:span text:style-name="T1">You should be able to enter </text:span><text:span text:style-name="Source_20_Text"><text:span text:style-name="T1">64</text:span></text:span><text:span text:style-name="T1"> and have a brand new 64x64 grid pop up without changing the total amount of pixels used.</text:span></text:p>
            </text:list-item>
          </text:list>
        </text:list-item>
        <text:list-item>
          <text:p text:style-name="P10">Push your project to GitHub!</text:p>
        </text:list-item>
      </text:list>
      <text:h text:style-name="P6" text:outline-level="4"><text:bookmark text:name="extra-credit"/>Extra credit</text:h>
      <text:p text:style-name="P9">Transform the behavior of a square when interacting with the mouse by introducing a series of modifications.</text:p>
      <text:list xml:id="list2696383026" text:style-name="L2">
        <text:list-item>
          <text:p text:style-name="P18">Rather than a simple color change from black to white, each interaction should randomize the square’s RGB value entirely.</text:p>
        </text:list-item>
        <text:list-item>
          <text:p text:style-name="P11">Additionally, implement a progressive darkening effect where each interaction adds 10% more black or color to the square. The objective is to achieve a completely black square only after ten interactions.</text:p>
        </text:list-item>
      </text:list>
      <text:p text:style-name="P9">You can choose to do either one or both of these challenges, it’s up to you.</text:p>
      <text:p text:style-name="Text_20_body"><text:a xlink:type="simple" xlink:href="https://github.com/TheOdinProject/curriculum/issues/new?labels=Status%3A+Needs+Triage&amp;lesson-link=https%3A%2F%2Fwww.theodinproject.com%2Flessons%2Ffoundations-etch-a-sketch&amp;template=suggestion.yaml&amp;title=Etch-a-Sketch%3A+%3CShort+description+of+your+suggestion%3E" office:target-frame-name="_blank" xlink:show="new" text:style-name="Internet_20_link" text:visited-style-name="Visited_20_Internet_20_Link"><text:span text:style-name="T1"/></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1-10T10:59:24.147000000</meta:creation-date>
    <dc:date>2023-11-10T11:00:54.827000000</dc:date>
    <meta:editing-duration>PT1M31S</meta:editing-duration>
    <meta:editing-cycles>1</meta:editing-cycles>
    <meta:document-statistic meta:table-count="0" meta:image-count="1" meta:object-count="0" meta:page-count="2" meta:paragraph-count="37" meta:word-count="672" meta:character-count="3690" meta:non-whitespace-character-count="3077"/>
    <meta:generator>LibreOffice/7.1.2.2$Windows_X86_64 LibreOffice_project/8a45595d069ef5570103caea1b71cc9d82b2aae4</meta:generator>
  </office:meta>
</office:document-meta>
</file>